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face style:name="Tahoma" svg:font-family="Tahoma" style:font-family-generic="swiss"/>
    <style:font-face style:name="Times New Roman" svg:font-family="'Times New Roman'" style:font-family-generic="swiss"/>
    <style:font-face style:name="FreeSans" svg:font-family="FreeSans" style:font-family-generic="swiss" style:font-pitch="variable"/>
    <style:font-face style:name="Liberation Sans Narrow" svg:font-family="'Liberation Sans Narrow'"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MS PGothic" svg:font-family="'MS PGothi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true" fo:line-height="100%" fo:text-align="justify" style:justify-single-word="false"/>
      <style:text-properties style:use-window-font-color="true" style:font-name="Liberation Sans Narrow" fo:font-size="12pt" fo:font-style="normal" style:text-underline-style="none" fo:font-weight="normal" officeooo:paragraph-rsid="0022c6cb" style:font-size-asian="12pt" style:font-style-asian="normal" style:font-weight-asian="normal" style:font-size-complex="12pt" style:font-style-complex="normal" style:font-weight-complex="normal"/>
    </style:style>
    <style:style style:name="P2" style:family="paragraph" style:parent-style-name="Standard">
      <style:paragraph-properties fo:margin-top="0in" fo:margin-bottom="0in" loext:contextual-spacing="true" fo:line-height="100%" fo:text-align="justify" style:justify-single-word="false"/>
      <style:text-properties style:use-window-font-color="true" style:font-name="Liberation Sans Narrow" fo:font-size="11pt" fo:font-style="normal" style:text-underline-style="none" fo:font-weight="normal" officeooo:paragraph-rsid="0022c6cb" style:font-size-asian="11pt" style:font-style-asian="normal" style:font-weight-asian="normal" style:font-size-complex="11pt" style:font-style-complex="normal" style:font-weight-complex="normal"/>
    </style:style>
    <style:style style:name="P3" style:family="paragraph" style:parent-style-name="Standard">
      <style:paragraph-properties fo:margin-top="0in" fo:margin-bottom="0in" loext:contextual-spacing="true" fo:line-height="100%" fo:text-align="justify" style:justify-single-word="false"/>
      <style:text-properties style:use-window-font-color="true" style:font-name="Liberation Sans Narrow" fo:font-size="11pt" style:text-underline-style="none" style:font-size-asian="11pt" style:font-size-complex="11pt"/>
    </style:style>
    <style:style style:name="P4" style:family="paragraph" style:parent-style-name="Standard" style:list-style-name="L1">
      <style:paragraph-properties fo:margin-top="0in" fo:margin-bottom="0in" loext:contextual-spacing="true" fo:line-height="100%" fo:text-align="justify" style:justify-single-word="false"/>
      <style:text-properties style:use-window-font-color="true" style:font-name="Liberation Sans Narrow" fo:font-size="11pt" style:text-underline-style="none" style:font-size-asian="11pt" style:font-size-complex="11pt"/>
    </style:style>
    <style:style style:name="P5" style:family="paragraph" style:parent-style-name="Standard">
      <style:paragraph-properties fo:margin-top="0in" fo:margin-bottom="0in" loext:contextual-spacing="true" fo:line-height="100%" fo:text-align="justify" style:justify-single-word="false"/>
      <style:text-properties style:use-window-font-color="true" style:font-name="Liberation Sans Narrow" fo:font-size="11pt" style:text-underline-style="none" style:font-size-asian="11pt" style:font-size-complex="11pt" style:font-weight-complex="bold"/>
    </style:style>
    <style:style style:name="P6" style:family="paragraph" style:parent-style-name="Standard">
      <style:paragraph-properties fo:margin-top="0in" fo:margin-bottom="0in" loext:contextual-spacing="true" fo:line-height="100%" fo:text-align="justify" style:justify-single-word="false"/>
      <style:text-properties style:use-window-font-color="true" style:font-name="Liberation Sans Narrow" fo:font-size="10pt" fo:font-style="normal" style:text-underline-style="none" fo:font-weight="normal" officeooo:paragraph-rsid="0022c6cb" style:font-size-asian="10pt" style:font-style-asian="normal" style:font-weight-asian="normal" style:font-size-complex="10pt" style:font-style-complex="normal" style:font-weight-complex="normal"/>
    </style:style>
    <style:style style:name="P7" style:family="paragraph" style:parent-style-name="Standard">
      <style:paragraph-properties fo:margin-top="0in" fo:margin-bottom="0in" loext:contextual-spacing="true" fo:line-height="100%" fo:text-align="justify" style:justify-single-word="false"/>
      <style:text-properties style:use-window-font-color="true" style:font-name="Liberation Sans Narrow" fo:font-size="10pt" fo:font-style="normal" style:text-underline-style="none" fo:font-weight="normal" officeooo:rsid="0022c6cb" officeooo:paragraph-rsid="0022c6cb" style:font-size-asian="10pt" style:font-style-asian="normal" style:font-weight-asian="normal" style:font-size-complex="10pt" style:font-style-complex="normal" style:font-weight-complex="normal"/>
    </style:style>
    <style:style style:name="P8" style:family="paragraph" style:parent-style-name="Standard">
      <style:paragraph-properties fo:margin-top="0in" fo:margin-bottom="0in" loext:contextual-spacing="true" fo:line-height="100%" fo:text-align="end" style:justify-single-word="false"/>
      <style:text-properties style:use-window-font-color="true" style:font-name="Liberation Sans Narrow" fo:font-size="10pt" fo:font-style="normal" style:text-underline-style="none" fo:font-weight="normal" officeooo:rsid="0022c6cb" officeooo:paragraph-rsid="0022c6cb" style:font-size-asian="10pt" style:font-style-asian="normal" style:font-weight-asian="normal" style:font-size-complex="10pt" style:font-style-complex="normal" style:font-weight-complex="normal"/>
    </style:style>
    <style:style style:name="P9" style:family="paragraph" style:parent-style-name="Standard">
      <style:paragraph-properties fo:margin-top="0in" fo:margin-bottom="0in" loext:contextual-spacing="true" fo:line-height="100%" fo:text-align="justify" style:justify-single-word="false"/>
      <style:text-properties style:use-window-font-color="true" style:font-name="Liberation Sans Narrow" fo:font-size="10pt" style:text-underline-style="none" style:font-size-asian="10pt" style:font-size-complex="10pt"/>
    </style:style>
    <style:style style:name="P10" style:family="paragraph" style:parent-style-name="Standard" style:master-page-name="Standard">
      <style:paragraph-properties fo:margin-top="0in" fo:margin-bottom="0in" loext:contextual-spacing="true" fo:line-height="100%" fo:text-align="justify" style:justify-single-word="false" style:page-number="auto"/>
      <style:text-properties style:use-window-font-color="true" style:font-name="Liberation Sans Narrow" fo:font-size="12pt" fo:font-style="normal" style:text-underline-style="none" fo:font-weight="normal" officeooo:paragraph-rsid="0022c6cb" style:font-size-asian="12pt" style:font-style-asian="normal" style:font-weight-asian="normal" style:font-size-complex="12pt" style:font-style-complex="normal" style:font-weight-complex="normal"/>
    </style:style>
    <style:style style:name="P11" style:family="paragraph" style:parent-style-name="Standard">
      <style:paragraph-properties fo:margin-top="0in" fo:margin-bottom="0in" loext:contextual-spacing="true" fo:line-height="100%" fo:text-align="justify" style:justify-single-word="false" fo:padding-left="0in" fo:padding-right="0in" fo:padding-top="0in" fo:padding-bottom="0.0291in" fo:border-left="none" fo:border-right="none" fo:border-top="none" fo:border-bottom="0.06pt solid #000000" style:join-border="false"/>
      <style:text-properties style:use-window-font-color="true" style:font-name="Liberation Sans Narrow" fo:font-size="11pt" style:text-underline-style="none" style:font-size-asian="11pt" style:font-size-complex="11pt" style:font-weight-complex="bold"/>
    </style:style>
    <style:style style:name="P12" style:family="paragraph" style:parent-style-name="Standard">
      <style:paragraph-properties fo:margin-top="0in" fo:margin-bottom="0in" loext:contextual-spacing="true" fo:line-height="100%" fo:text-align="justify" style:justify-single-word="false" fo:padding-left="0in" fo:padding-right="0in" fo:padding-top="0in" fo:padding-bottom="0.0291in" fo:border-left="none" fo:border-right="none" fo:border-top="none" fo:border-bottom="0.06pt solid #000000" style:join-border="false"/>
      <style:text-properties style:use-window-font-color="true" style:font-name="Liberation Sans Narrow" fo:font-size="11pt" style:text-underline-style="none" style:font-size-asian="11pt" style:font-size-complex="11pt"/>
    </style:style>
    <style:style style:name="P13" style:family="paragraph" style:parent-style-name="Standard">
      <style:paragraph-properties fo:margin-top="0in" fo:margin-bottom="0in" loext:contextual-spacing="true" fo:line-height="100%" fo:text-align="justify" style:justify-single-word="false" fo:hyphenation-ladder-count="no-limit" style:writing-mode="lr-tb"/>
      <style:text-properties style:use-window-font-color="true" style:font-name="Liberation Sans Narrow" fo:font-size="11pt" style:text-underline-style="none" fo:font-weight="bold" style:font-size-asian="11pt" style:font-weight-asian="bold" style:font-size-complex="11pt" fo:hyphenate="true" fo:hyphenation-remain-char-count="2" fo:hyphenation-push-char-count="2"/>
    </style:style>
    <style:style style:name="P14" style:family="paragraph" style:parent-style-name="Standard">
      <style:paragraph-properties fo:margin-top="0in" fo:margin-bottom="0in" loext:contextual-spacing="true" fo:line-height="100%" fo:text-align="justify" style:justify-single-word="false" fo:hyphenation-ladder-count="no-limit" style:writing-mode="lr-tb"/>
      <style:text-properties style:use-window-font-color="true" style:font-name="Liberation Sans Narrow" fo:font-size="11pt" style:text-underline-style="none" style:font-size-asian="11pt" style:font-size-complex="11pt" fo:hyphenate="true" fo:hyphenation-remain-char-count="2" fo:hyphenation-push-char-count="2"/>
    </style:style>
    <style:style style:name="P15" style:family="paragraph" style:parent-style-name="Standard" style:list-style-name="">
      <loext:graphic-properties draw:fill="solid" draw:fill-color="#ffffff"/>
      <style:paragraph-properties fo:margin-top="0in" fo:margin-bottom="0in" loext:contextual-spacing="true" fo:line-height="100%" fo:text-align="justify" style:justify-single-word="false" fo:hyphenation-ladder-count="no-limit" fo:background-color="#ffffff" style:writing-mode="lr-tb"/>
      <style:text-properties style:use-window-font-color="true" style:font-name="Liberation Sans Narrow" fo:font-size="11pt" style:text-underline-style="none" style:font-size-asian="11pt" style:font-size-complex="11pt" fo:hyphenate="true" fo:hyphenation-remain-char-count="2" fo:hyphenation-push-char-count="2"/>
    </style:style>
    <style:style style:name="P16" style:family="paragraph" style:parent-style-name="Standard">
      <style:paragraph-properties fo:margin-top="0in" fo:margin-bottom="0in" loext:contextual-spacing="true" fo:line-height="100%" fo:text-align="justify" style:justify-single-word="false" fo:hyphenation-ladder-count="no-limit" style:writing-mode="lr-tb"/>
      <style:text-properties style:use-window-font-color="true" style:font-name="Liberation Sans Narrow" fo:font-size="11pt" style:text-underline-style="none" officeooo:paragraph-rsid="00239466" style:font-size-asian="11pt" style:font-size-complex="11pt" fo:hyphenate="true" fo:hyphenation-remain-char-count="2" fo:hyphenation-push-char-count="2"/>
    </style:style>
    <style:style style:name="P17" style:family="paragraph" style:parent-style-name="Standard">
      <style:paragraph-properties fo:line-height="100%" fo:text-align="justify" style:justify-single-word="false"/>
      <style:text-properties style:use-window-font-color="true" style:font-name="Liberation Sans Narrow" fo:font-size="11pt" style:text-underline-style="none" style:font-size-asian="11pt" style:font-size-complex="11pt"/>
    </style:style>
    <style:style style:name="P18" style:family="paragraph" style:parent-style-name="Standard">
      <style:paragraph-properties fo:line-height="100%" fo:text-align="justify" style:justify-single-word="false"/>
      <style:text-properties style:use-window-font-color="true" style:font-name="Liberation Sans Narrow" fo:font-size="11pt" style:text-underline-style="none" fo:font-weight="bold" style:font-size-asian="11pt" style:font-weight-asian="bold" style:font-size-complex="11pt" style:font-weight-complex="bold"/>
    </style:style>
    <style:style style:name="P19" style:family="paragraph" style:parent-style-name="Standard">
      <style:paragraph-properties fo:margin-left="0in" fo:margin-right="0in" fo:margin-top="0in" fo:margin-bottom="0in" loext:contextual-spacing="true" fo:line-height="100%" fo:text-align="justify" style:justify-single-word="false" fo:hyphenation-ladder-count="no-limit" fo:text-indent="0.5in" style:auto-text-indent="false" style:writing-mode="lr-tb"/>
      <style:text-properties fo:hyphenate="true" fo:hyphenation-remain-char-count="2" fo:hyphenation-push-char-count="2"/>
    </style:style>
    <style:style style:name="P20" style:family="paragraph" style:parent-style-name="Standard">
      <style:paragraph-properties fo:margin-left="0in" fo:margin-right="0in" fo:margin-top="0in" fo:margin-bottom="0in" loext:contextual-spacing="true" fo:line-height="100%" fo:text-align="justify" style:justify-single-word="false" fo:hyphenation-ladder-count="no-limit" fo:text-indent="0.5in" style:auto-text-indent="false" style:writing-mode="lr-tb"/>
      <style:text-properties style:use-window-font-color="true" style:font-name="Liberation Sans Narrow" fo:font-size="11pt" style:text-underline-style="none" style:font-size-asian="11pt" style:font-size-complex="11pt" fo:hyphenate="true" fo:hyphenation-remain-char-count="2" fo:hyphenation-push-char-count="2"/>
    </style:style>
    <style:style style:name="P21" style:family="paragraph" style:parent-style-name="Heading_20_2">
      <style:paragraph-properties fo:text-align="center" style:justify-single-word="false"/>
      <style:text-properties style:font-name="FreeSans"/>
    </style:style>
    <style:style style:name="P22" style:family="paragraph" style:parent-style-name="Heading_20_2">
      <style:paragraph-properties fo:break-before="page"/>
    </style:style>
    <style:style style:name="P23" style:family="paragraph" style:parent-style-name="Heading_20_2" style:master-page-name="">
      <style:paragraph-properties fo:hyphenation-ladder-count="no-limit" style:page-number="auto" style:writing-mode="lr-tb"/>
      <style:text-properties fo:hyphenate="true" fo:hyphenation-remain-char-count="2" fo:hyphenation-push-char-count="2"/>
    </style:style>
    <style:style style:name="P24" style:family="paragraph" style:parent-style-name="Heading_20_2">
      <style:paragraph-properties fo:hyphenation-ladder-count="no-limit" style:writing-mode="lr-tb"/>
      <style:text-properties fo:hyphenate="true" fo:hyphenation-remain-char-count="2" fo:hyphenation-push-char-count="2"/>
    </style:style>
    <style:style style:name="P25" style:family="paragraph" style:parent-style-name="Heading_20_2">
      <style:paragraph-properties fo:hyphenation-ladder-count="no-limit" style:writing-mode="lr-tb"/>
      <style:text-properties officeooo:rsid="00239466" officeooo:paragraph-rsid="00239466" fo:hyphenate="true" fo:hyphenation-remain-char-count="2" fo:hyphenation-push-char-count="2"/>
    </style:style>
    <style:style style:name="T1" style:family="text">
      <style:text-properties fo:font-style="italic" fo:font-weight="bold" style:font-style-asian="italic" style:font-weight-asian="bold"/>
    </style:style>
    <style:style style:name="T2" style:family="text">
      <style:text-properties fo:font-style="italic" fo:font-weight="bold" style:font-style-asian="italic"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style>
    <style:style style:name="T5" style:family="text">
      <style:text-properties fo:font-style="italic" style:font-style-asian="italic"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style:font-weight-complex="bold"/>
    </style:style>
    <style:style style:name="T9" style:family="text">
      <style:text-properties style:text-position="super 58%"/>
    </style:style>
    <style:style style:name="T10" style:family="text">
      <style:text-properties style:text-position="super 58%" style:font-weight-complex="bold"/>
    </style:style>
    <style:style style:name="T11" style:family="text">
      <style:text-properties style:font-name-asian="MS PGothic" style:font-weight-complex="bold"/>
    </style:style>
    <style:style style:name="T12" style:family="text">
      <style:text-properties fo:language="es" fo:country="PY"/>
    </style:style>
    <style:style style:name="T13" style:family="text">
      <style:text-properties style:use-window-font-color="true" style:font-name="Liberation Sans Narrow" fo:font-size="11pt" style:text-underline-style="none" style:font-size-asian="11pt" style:font-size-complex="11pt"/>
    </style:style>
    <style:style style:name="T14" style:family="text">
      <style:text-properties style:use-window-font-color="true" style:font-name="Liberation Sans Narrow" fo:font-size="11pt" style:text-underline-style="none" style:font-size-asian="11pt" style:font-size-complex="11pt" style:font-weight-complex="bold"/>
    </style:style>
    <style:style style:name="T15" style:family="text">
      <style:text-properties style:use-window-font-color="true" style:font-name="Liberation Sans Narrow" fo:font-size="11pt" fo:font-style="italic" style:text-underline-style="none" style:font-size-asian="11pt" style:font-style-asian="italic" style:font-size-complex="11pt"/>
    </style:style>
    <style:style style:name="T16" style:family="text">
      <style:text-properties style:use-window-font-color="true" style:font-name="Liberation Sans Narrow" fo:font-size="11pt" fo:font-style="italic" style:text-underline-style="none" style:font-size-asian="11pt" style:font-style-asian="italic" style:font-size-complex="11pt" style:font-weight-complex="bold"/>
    </style:style>
    <style:style style:name="Sect1" style:family="section">
      <style:section-properties text:dont-balance-text-columns="false" style:editable="false">
        <style:columns fo:column-count="2" fo:column-gap="0.25in">
          <style:column style:rel-width="4657*" fo:start-indent="0in" fo:end-indent="0.1252in"/>
          <style:column style:rel-width="4657*" fo:start-indent="0.1252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8">Alcides Chaux, M.D.</text:span><text:span text:style-name="T10">1,6</text:span><text:span text:style-name="T8">; Julie S. Cohen, Sc.M., C.G.C.</text:span><text:span text:style-name="T10">4</text:span></text:p>
      <text:p text:style-name="P1"><text:span text:style-name="T8">Betina Katz, M.D.</text:span><text:span text:style-name="T10">1</text:span><text:span text:style-name="T8">; Luciana Schultz, M.D.</text:span><text:span text:style-name="T10">1</text:span></text:p>
      <text:p text:style-name="P1"><text:span text:style-name="T8">Roula Albadine, M.D.</text:span><text:span text:style-name="T10">1</text:span><text:span text:style-name="T8">; Sana Jadallah, M.D.</text:span><text:span text:style-name="T10">1</text:span></text:p>
      <text:p text:style-name="P1"><text:span text:style-name="T8">Kathleen M. Murphy, Ph.D.</text:span><text:span text:style-name="T10">5</text:span><text:span text:style-name="T8">; Mark P. Schoenberg, M.D.</text:span><text:span text:style-name="T10">2</text:span></text:p>
      <text:p text:style-name="P1"><text:span text:style-name="T8">George J. Netto, M.D.</text:span><text:span text:style-name="T10">1,2,3</text:span></text:p>
      <text:p text:style-name="P6"><text:span text:style-name="T8">Departments of </text:span><text:span text:style-name="T10">1</text:span><text:span text:style-name="T8">Pathology, </text:span><text:span text:style-name="T10">2</text:span><text:span text:style-name="T8">Urology &amp; </text:span><text:span text:style-name="T10">3</text:span><text:span text:style-name="T8">Oncology, The Johns Hopkins Medical Institutions, Baltimore, MD </text:span><text:span text:style-name="T10">4</text:span><text:span text:style-name="T8">Kennedy Krieger Institute, Baltimore, MD</text:span></text:p>
      <text:p text:style-name="P6"><text:span text:style-name="T10">5</text:span><text:span text:style-name="T8">ProPath, Dallas, TX</text:span></text:p>
      <text:p text:style-name="P6"><text:span text:style-name="T10">6</text:span><text:span text:style-name="T8">Office of Scientific Research, Norte University, Asunción, Paraguay.</text:span></text:p>
      <text:p text:style-name="P7"><text:span text:style-name="T8">Rev UN Med 2013 2(1): 45-53</text:span></text:p>
      <text:p text:style-name="P2"><text:span text:style-name="T8"/></text:p>
      <text:p text:style-name="P21"><text:span text:style-name="T2">PIK3CA</text:span><text:span text:style-name="T7"> Mutational Analysis in Formalin-Fixed, Paraffin-Embedded Archival Tissues of Urothelial Carcinoma of Urinary Bladder </text:span></text:p>
      <text:p text:style-name="P11"/>
      <text:p text:style-name="Heading_20_2">ABSTRACT</text:p>
      <text:p text:style-name="P9"><text:span text:style-name="T8">Urothelial carcinoma of the urinary bladder is the fourth most common cancer in males in the United States. In addition to mutations in </text:span><text:span text:style-name="T5">FGFR3</text:span><text:span text:style-name="T8">, </text:span><text:span text:style-name="T5">TP53</text:span><text:span text:style-name="T8">, </text:span><text:span text:style-name="T5">AKT1</text:span><text:span text:style-name="T8">, </text:span><text:span text:style-name="T5">TSC1</text:span><text:span text:style-name="T8">, and </text:span><text:span text:style-name="T5">PTEN</text:span><text:span text:style-name="T8"> genes, mutations in </text:span><text:span text:style-name="T5">PIK3CA</text:span><text:span text:style-name="T8"> have been also described in urothelial carcinomas, preferentially in low-grade tumors. Herein, we evaluated the presence of </text:span><text:span text:style-name="T5">PIK3CA</text:span><text:span text:style-name="T8"> mutations in exons 1, 9, and 20 in 21 urothelial carcinomas of the urinary bladder. Patients were </text:span>treated by radical cystectomy without neoadjuvant chemotherapy. Representative tissue blocks (1 for each case) were selected. <text:span text:style-name="T8">We used a pinpoint DNA extraction technique from formalin-fixed, paraffin-embedded and mutational analysis using the polymerase chain reaction (PCR) assay coupled with sequencing of targeted exons. </text:span>Patients included 15 men and 6 women, with a median age of 68 years (range, 42 to 76 years), with 3 noninvasive and 18 invasive urothelial carcinomas. Noninvasive carcinomas included 1 case each of low-grade papillary urothelial carcinoma, high-grade papillary urothelial carcinoma, and urothelial carcinoma <text:span text:style-name="T4">in situ</text:span> (CIS). Invasive tumors included 3 pT1, 5 pT2, 6 pT3, and 4 pT4 urothelial carcinomas. <text:span text:style-name="T8">We did not find mutations in the analyzed exons of the </text:span><text:span text:style-name="T5">PIK3CA</text:span><text:span text:style-name="T8"> gene, in any of the 21 urothelial carcinomas. </text:span>The preponderance of invasive high-grade and high-stage tumors could explain the absence of identifiable mutations in our cohort. <text:span text:style-name="T4">PIK3CA</text:span> mutations as prognosticators of outcome or predictors of therapeutic response await further evaluation.</text:p>
      <text:p text:style-name="P9"/>
      <text:p text:style-name="P9"><text:span text:style-name="T6">Keywords:</text:span> urothelial carcinoma; PIK3CA; bladder cancer; mutational analysis.</text:p>
      <text:p text:style-name="P12"/>
      <text:section text:style-name="Sect1" text:name="Section1">
        <text:p text:style-name="P23">INTRODUCTION</text:p>
        <text:p text:style-name="P19"><text:span text:style-name="T14">Urothelial carcinoma of the urinary bladder is the fourth most common cancer in males in the United States, with an estimated 52,760 new cases for 2010 [</text:span><text:a xlink:type="simple" xlink:href="#_ENREF_1" text:style-name="Internet_20_link" text:visited-style-name="Visited_20_Internet_20_Link"><text:span text:style-name="Internet_20_link"><text:span text:style-name="T14">1</text:span></text:span></text:a><text:span text:style-name="T14">]. The majority of the tumors are low grade, nonmuscle invasive tumors, associated with a good prognosis. However, approximately one-quarter of patients with bladder cancer are diagnosed with muscle-invasive tumors, with a significant risk of progression and a shortened survival [</text:span><text:a xlink:type="simple" xlink:href="#_ENREF_2" text:style-name="Internet_20_link" text:visited-style-name="Visited_20_Internet_20_Link"><text:span text:style-name="Internet_20_link"><text:span text:style-name="T14">2</text:span></text:span></text:a><text:span text:style-name="T14">]. It has been suggested that these two phenotypes of tumors progress through different pathways, which accounts for the differences in biological behavior. Low-grade, noninvasive tumors show high frequency in </text:span><text:span text:style-name="T16">FGFR3</text:span><text:span text:style-name="T14"> mutation, whereas </text:span><text:span text:style-name="T16">TP53</text:span><text:span text:style-name="T14"> mutations are associated with muscle-invasive tumors [</text:span><text:a xlink:type="simple" xlink:href="#_ENREF_3" text:style-name="Internet_20_link" text:visited-style-name="Visited_20_Internet_20_Link"><text:span text:style-name="Internet_20_link"><text:span text:style-name="T14">3</text:span></text:span></text:a><text:span text:style-name="T14">]. In addition to mutations in </text:span><text:span text:style-name="T16">AKT1</text:span><text:span text:style-name="T14">, </text:span><text:span text:style-name="T16">TSC1</text:span><text:span text:style-name="T14">, and </text:span><text:span text:style-name="T16">PTEN</text:span><text:span text:style-name="T14"> [</text:span><text:a xlink:type="simple" xlink:href="#_ENREF_4" text:style-name="Internet_20_link" text:visited-style-name="Visited_20_Internet_20_Link"><text:span text:style-name="Internet_20_link"><text:span text:style-name="T14">4</text:span></text:span></text:a><text:span text:style-name="T14">,</text:span><text:a xlink:type="simple" xlink:href="#_ENREF_5" text:style-name="Internet_20_link" text:visited-style-name="Visited_20_Internet_20_Link"><text:span text:style-name="Internet_20_link"><text:span text:style-name="T14">5</text:span></text:span></text:a><text:span text:style-name="T14">], mutations in </text:span><text:span text:style-name="T16">PIK3CA</text:span><text:span text:style-name="T14"> have been also described in urothelial carcinomas, preferentially in low-grade tumors [</text:span><text:a xlink:type="simple" xlink:href="#_ENREF_6" text:style-name="Internet_20_link" text:visited-style-name="Visited_20_Internet_20_Link"><text:span text:style-name="Internet_20_link"><text:span text:style-name="T14">6-12</text:span></text:span></text:a><text:span text:style-name="T14">]. Herein, we evaluate the presence of </text:span><text:span text:style-name="T16">PIK3CA</text:span><text:span text:style-name="T14"> mutations in exons 1, 9, and 20 in 21 patients with urothelial carcinomas of the urinary bladder. For this purpose, we use the polymerase chain reaction (PCR) coupled with sequencing of the targeted exons in formalin-fixed, paraffin-embedded tumor samples.</text:span></text:p>
        <text:p text:style-name="P20"/>
        <text:p text:style-name="P24">MATERIAL &amp; METHODS</text:p>
        <text:p text:style-name="P13">Tissue Selection</text:p>
        <text:p text:style-name="P20">Formalin-fixed, paraffin-embedded tissue samples of 21 patients with urothelial carcinoma of urinary bladder were selected from<text:span text:style-name="T8"> the pathology files of the Johns Hopkins Medical Institutions (Baltimore, MD). Patients were </text:span>treated by radical cystectomy without neoadjuvant chemotherapy. Representative tissue blocks (1 for each case) were selected for microdissection and DNA extraction.</text:p>
        <text:p text:style-name="P14"/>
        <text:p text:style-name="P13">DNA Extraction from Formalin-Fixed, Paraffin-Embedded Tissue</text:p>
        <text:p text:style-name="P20"><text:soft-page-break/>Tumor areas were identified in routine sections stained with Hematoxylin and Eosin and 10 unstained sections (10 µm thick) from each paraffin-embedded specimen were obtained. DNA isolation of the targeted tissue area on tissue sections was done using DNA Isolation System. A drop of pinpoint solution (Pinpoint Slide DNA Isolation System; Zymo Research, Orange, CA) was applied to the mapped area of the tumor (approximately 5 × 5 mm<text:span text:style-name="T9">2</text:span>). Next, the targeted tumor tissue was microdissected with a scalpel and placed in a PCR tube. The excised tissues were digested in proteinase K buffer solution at 55°C for 8 hours, then at 97°C for 10 minutes.</text:p>
        <text:p text:style-name="P14"/>
        <text:p text:style-name="P14"><text:span text:style-name="T1">PIK3CA</text:span><text:span text:style-name="T6"> Mutation Screening</text:span></text:p>
        <text:p text:style-name="P20">PCR reactions were prepared with 1X PCR Buffer, 1.5 mM MgCl2, 500 μM dNTPs (Applied Biosystems; Foster City, CA), 1.5 U AmpliTaq Gold (Applied Biosystems; Foster City, CA), and 500 nM each primer (Table 1) in a 50 μl reaction. Six PCR reactions were performed to span the target regions: 2 covering exon 1; 1 covering exon 9; 3 covering exon 20. Reactions were heated to 95ºC for 9 min followed by 35 cycles of 95ºC for 30 sec, 53ºC for 30 sec and 72ºC for 1 min, followed by a final extension at 72ºC for 7 min. Eight microliters of amplification product were separated by agarose (2%) gel electrophoresis to verify product. Amplification products were purified using QIAquick Spin Columns according to manufacturer’s protocol (Qiagen; Valencia, CA). Amplification products were cycle sequenced at an outside facility using Big Dye v3.1 reagents (Applied Biosystems; Foster City, CA). Sequencing was performed in the forward and reverse directions using the PCR primers as sequencing primers. Sequencing products were purified using CleanSEQ Dye Terminator Removal reagents (Agencourt; Beverly, MA) and automated sequencing performed by capillary electrophoresis (CE) on an ABI3700 Avant genetic analyzer (Applied Biosystems; Foster City, CA). Sequence was analyzed with Sequencher 4.6 software (Gene Codes Corporation, Ann Arbor, MI).</text:p>
        <text:p text:style-name="P14"/>
        <text:p text:style-name="P24">RESULTS</text:p>
        <text:p text:style-name="P13">Clinicopathologic Data</text:p>
        <text:p text:style-name="P20">Group of patients was composed of 15 men and 6 women, with a median age of 68 years (range 42–76 years). Cases included 3 noninvasive and 18 invasive urothelial carcinomas. Noninvasive carcinomas corresponded to 1 case each of low-grade papillary urothelial carcinoma, high-grade papillary urothelial carcinoma, and “flat” <text:span text:style-name="T4">in situ</text:span> urothelial carcinoma. Invasive tumors included 3 pT1, 5 pT2, 6 pT3, and 4 pT4 urothelial carcinomas.</text:p>
        <text:p text:style-name="P14"/>
        <text:h text:style-name="P15" text:outline-level="4"><text:span text:style-name="T2">PIK3CA</text:span><text:span text:style-name="T7"> Mutation Analysis of exons 1, 9, and 20</text:span></text:h>
        <text:p text:style-name="P20">In 2 cases (1 pT2 and 1 pT4), PCR reactions were not informative for any of the analyzed exons. In 3 additional cases (1 pT1, 1 pT3, and 1 pT4), the PCR reaction was not informative for exon 9. In all the remaining cases and exons, no evidence of <text:span text:style-name="T4">PIK3CA</text:span> mutations was found (Figure 1).</text:p>
        <text:p text:style-name="P14"/>
        <text:p text:style-name="P24">DISCUSSION</text:p>
        <text:p text:style-name="P19"><text:span text:style-name="T13">Herein, we evaluated the presence of </text:span><text:span text:style-name="T15">PIK3CA</text:span><text:span text:style-name="T13"> mutations in urothelial carcinoma of the bladder using formalin-fixed, paraffin-embedded archival tissues. Entire exons 1, 9, and 20 were covered using the PCR assay coupled with sequencing of the targeted exons. No </text:span><text:span text:style-name="T15">PIK3CA</text:span><text:span text:style-name="T13"> mutations were identified in any of the 21 patients under examination. Our results differ from previous studies, in which </text:span><text:span text:style-name="T15">PIK3CA</text:span><text:span text:style-name="T13"> mutations were identified in 13% to 27% of bladder tumors [</text:span><text:a xlink:type="simple" xlink:href="#_ENREF_6" text:style-name="Internet_20_link" text:visited-style-name="Visited_20_Internet_20_Link"><text:span text:style-name="Internet_20_link"><text:span text:style-name="T13">6-8</text:span></text:span></text:a><text:span text:style-name="T13">,</text:span><text:a xlink:type="simple" xlink:href="#_ENREF_11" text:style-name="Internet_20_link" text:visited-style-name="Visited_20_Internet_20_Link"><text:span text:style-name="Internet_20_link"><text:span text:style-name="T13">11</text:span></text:span></text:a><text:span text:style-name="T13">,</text:span><text:a xlink:type="simple" xlink:href="#_ENREF_12" text:style-name="Internet_20_link" text:visited-style-name="Visited_20_Internet_20_Link"><text:span text:style-name="Internet_20_link"><text:span text:style-name="T13">12</text:span></text:span></text:a><text:span text:style-name="T13">]. Since most of our cases were high-grade urothelial carcinomas, this discrepancy might be due to the association between </text:span><text:span text:style-name="T15">PIK3CA</text:span><text:span text:style-name="T13"> mutation and lower tumor grade, as suggested by previous studies [</text:span><text:a xlink:type="simple" xlink:href="#_ENREF_6" text:style-name="Internet_20_link" text:visited-style-name="Visited_20_Internet_20_Link"><text:span text:style-name="Internet_20_link"><text:span text:style-name="T13">6-8</text:span></text:span></text:a><text:a xlink:type="simple" xlink:href="#_ENREF_7" text:style-name="Internet_20_link" text:visited-style-name="Visited_20_Internet_20_Link"><text:span text:style-name="T13">], and discussed below. </text:span></text:a></text:p>
        <text:p text:style-name="P19"><text:span text:style-name="T15">PIK3CA</text:span><text:span text:style-name="T13"> mutations have been previously characterized in bladder cancer. López-Knowles </text:span><text:span text:style-name="T15">et al</text:span><text:span text:style-name="T13"> sought for mutations in exons 9 and 20 of </text:span><text:span text:style-name="T15">PIK3CA</text:span><text:span text:style-name="T13"> using paraffin-embedded tissue from 87 patients with bladder cancer [</text:span><text:a xlink:type="simple" xlink:href="#_ENREF_6" text:style-name="Internet_20_link" text:visited-style-name="Visited_20_Internet_20_Link"><text:span text:style-name="Internet_20_link"><text:span text:style-name="T13">6</text:span></text:span></text:a><text:span text:style-name="T13">]. Eleven (13%) tumors harbored </text:span><text:span text:style-name="T15">PIK3CA</text:span><text:span text:style-name="T13"> mutations, and the prevalence was significantly higher in low-grade tumors. In the same study, authors reported </text:span><text:span text:style-name="T15">PIK3CA</text:span><text:span text:style-name="T13"> mutations in 26% of 43 patients with papillary urothelial neoplasm of low malignant potential (PUNLMP). Similar results were found by Platt </text:span><text:span text:style-name="T15">et al</text:span><text:span text:style-name="T13"> who identified </text:span><text:span text:style-name="T15">PIK3CA</text:span><text:span text:style-name="T13"> mutations in 27% of 92 tissues samples [</text:span><text:a xlink:type="simple" xlink:href="#_ENREF_7" text:style-name="Internet_20_link" text:visited-style-name="Visited_20_Internet_20_Link"><text:span text:style-name="Internet_20_link"><text:span text:style-name="T13">7</text:span></text:span></text:a><text:span text:style-name="T13">]. They also observed a significant relationship with tumor grade but not with tumor stage. Kompier </text:span><text:span text:style-name="T15">et al</text:span><text:span text:style-name="T13"> evaluated 257 patients with bladder tumor and found </text:span><text:span text:style-name="T15">PIK3CA</text:span><text:span text:style-name="T13"> mutations in 24% of the tissue samples [</text:span><text:a xlink:type="simple" xlink:href="#_ENREF_8" text:style-name="Internet_20_link" text:visited-style-name="Visited_20_Internet_20_Link"><text:span text:style-name="Internet_20_link"><text:span text:style-name="T13">8</text:span></text:span></text:a><text:span text:style-name="T13">]. Although the prevalence of </text:span><text:span text:style-name="T15">PIK3CA</text:span><text:span text:style-name="T13"> mutations was higher in low grade tumors, there was no statistical significance regarding tumor grade. In another recent study, Sjödahl </text:span><text:span text:style-name="T15">et al</text:span><text:span text:style-name="T13"> investigated the role of several genes in urothelial carcinomas, including </text:span><text:span text:style-name="T15">PIK3CA</text:span><text:span text:style-name="T13"> and </text:span><text:span text:style-name="T15">PIK3R1</text:span><text:span text:style-name="T13"> [</text:span><text:a xlink:type="simple" xlink:href="#_ENREF_10" text:style-name="Internet_20_link" text:visited-style-name="Visited_20_Internet_20_Link"><text:span text:style-name="Internet_20_link"><text:span text:style-name="T13">10</text:span></text:span></text:a><text:span text:style-name="T13">]. </text:span><text:span text:style-name="T15">PIK3CA</text:span><text:span text:style-name="T13"> was mutated in 37 of 218 patients (17%), and was associated with low grade tumors. In contrast to previous studies, higher proportion of tumors harboring </text:span><text:span text:style-name="T15">PIK3CA</text:span><text:span text:style-name="T13"> mutation was seen in pTa tumors compared to pT1 tumors. However, the difference did not hold between pT1 and muscle-invasive (≥ pT2) tumors. Our results confirm the feasibility of </text:span><text:span text:style-name="T15">PIK3CA</text:span><text:span text:style-name="T13"> mutational analysis in formalin-fixed, paraffin-embedded tissue </text:span><text:soft-page-break/><text:span text:style-name="T13">samples and the rarity of </text:span><text:span text:style-name="T15">PIK3CA</text:span><text:span text:style-name="T13"> mutations in high-grade and muscle-invasive urothelial carcinomas. <text:s/></text:span></text:p>
        <text:p text:style-name="P19"><text:span text:style-name="T13">The usefulness of </text:span><text:span text:style-name="T15">PIK3CA</text:span><text:span text:style-name="T13"> mutations as prognostic factors has been also explored. Lindgren </text:span><text:span text:style-name="T15">et al</text:span><text:span text:style-name="T13"> classified urothelial carcinomas in 2 groups defined by gene expression, and found that </text:span><text:span text:style-name="T15">PIK3CA</text:span><text:span text:style-name="T13"> mutations are significantly more frequent in the subtype of tumor that is related to a better prognosis [</text:span><text:a xlink:type="simple" xlink:href="#_ENREF_9" text:style-name="Internet_20_link" text:visited-style-name="Visited_20_Internet_20_Link"><text:span text:style-name="Internet_20_link"><text:span text:style-name="T13">9</text:span></text:span></text:a><text:span text:style-name="T13">]. However, Kompier </text:span><text:span text:style-name="T15">et al</text:span><text:span text:style-name="T13"> found that </text:span><text:span text:style-name="T15">PIK3CA</text:span><text:span text:style-name="T13"> mutations are not independent predictors of tumor recurrence, tumor progression, or disease specific survival [</text:span><text:a xlink:type="simple" xlink:href="#_ENREF_8" text:style-name="Internet_20_link" text:visited-style-name="Visited_20_Internet_20_Link"><text:span text:style-name="Internet_20_link"><text:span text:style-name="T13">8</text:span></text:span></text:a><text:span text:style-name="T13">]. Nevertheless, in the aforementioned study, patients with recurrence showed a 100% concordance in the type of </text:span><text:span text:style-name="T15">PIK3CA</text:span><text:span text:style-name="T13"> mutation between tumor samples. This finding suggests a potential utility for </text:span><text:span text:style-name="T15">PIK3CA</text:span><text:span text:style-name="T13"> in the screening and follow-up of patients with bladder tumors harboring such mutation. Another direction for future studies could be the putative impact of </text:span><text:span text:style-name="T15">PIK3CA</text:span><text:span text:style-name="T13"> mutations in the therapeutic response of patients with superficially-invasive urothelial carcinomas treated locally.</text:span></text:p>
        <text:p text:style-name="P20">In conclusion, we analyzed 21 formalin-fixed, paraffin-embedded samples from patients with urothelial carcinomas of the urinary bladder, seeking to identify <text:span text:style-name="T4">PIK3CA</text:span> mutations. Exons 1, 9, and 20 were fully covered using a pinpoint DNA extraction technique and PCR assay. We did not find any mutations in the <text:span text:style-name="T4">PIK3CA</text:span> gene. Most of our cases were high-grade and/or high-stage tumors, which could explain the absence of identifiable mutations. The role of <text:span text:style-name="T4">PIK3CA</text:span> mutations as prognosticators of outcome or predictors of therapeutic response awaits further evaluation.</text:p>
        <text:p text:style-name="P20"/>
        <text:p text:style-name="P25">DISCLOSURE</text:p>
        <text:p text:style-name="P16"><text:span text:style-name="T11">This study was supported by The Johns Hopkins Medicine - Patana Fund for Research, PO1# CA077664 NCI/NIH Grant, David H. Koch Prostate Cancer Fund, and the Flight Attendant Medical Research Institute</text:span> (FAMRI) Clinical Innovator Award.</text:p>
        <text:p text:style-name="P16"><text:span text:style-name="T7"/></text:p>
      </text:section>
      <text:p text:style-name="Heading_20_2"/>
      <text:p text:style-name="P22">REFERENCES</text:p>
      <text:list xml:id="list2323537704" text:style-name="L1">
        <text:list-item>
          <text:p text:style-name="P4">Jemal A, Siegel R, Xu J, Ward E. Cancer statistics, 2010. CA Cancer J Clin 2010;60:277-300.</text:p>
        </text:list-item>
        <text:list-item>
          <text:p text:style-name="P4">Netto GJ. Molecular diagnostics in urologic malignancies: a work in progress. Arch Pathol Lab Med 2011;135:610-21.</text:p>
        </text:list-item>
        <text:list-item>
          <text:p text:style-name="P4">Netto GJ, Epstein JI. Theranostic and prognostic biomarkers: genomic applications in urological malignancies. Pathology 2010;42:384-94.</text:p>
        </text:list-item>
        <text:list-item>
          <text:p text:style-name="P4">Knowles MA, Platt FM, Ross RL, Hurst CD. Phosphatidylinositol 3-kinase (PI3K) pathway activation in bladder cancer. Cancer Metastasis Rev 2009;28:305-16.</text:p>
        </text:list-item>
        <text:list-item>
          <text:p text:style-name="P4">Yuan TL, Cantley LC. PI3K pathway alterations in cancer: variations on a theme. Oncogene 2008;27:5497-510.</text:p>
        </text:list-item>
        <text:list-item>
          <text:p text:style-name="P4">Lopez-Knowles E, Hernandez S, Malats N, et al. PIK3CA mutations are an early genetic alteration associated with FGFR3 mutations in superficial papillary bladder tumors. Cancer Res 2006;66:7401-4.</text:p>
        </text:list-item>
        <text:list-item>
          <text:p text:style-name="P4">Platt FM, Hurst CD, Taylor CF, Gregory WM, Harnden P, Knowles MA. Spectrum of phosphatidylinositol 3-kinase pathway gene alterations in bladder cancer. Clin Cancer Res 2009;15:6008-17.</text:p>
        </text:list-item>
        <text:list-item>
          <text:p text:style-name="P4">Kompier LC, Lurkin I, van der Aa MN, van Rhijn BW, van der Kwast TH, Zwarthoff EC. FGFR3, HRAS, KRAS, NRAS and PIK3CA mutations in bladder cancer and their potential as biomarkers for surveillance and therapy. PLoS One 2010;5:e13821.</text:p>
        </text:list-item>
        <text:list-item>
          <text:p text:style-name="P4">Lindgren D, Frigyesi A, Gudjonsson S, et al. Combined gene expression and genomic profiling define two intrinsic molecular subtypes of urothelial carcinoma and gene signatures for molecular grading and outcome. Cancer Res 2010;70:3463-72.</text:p>
        </text:list-item>
        <text:list-item>
          <text:p text:style-name="P4">Sjodahl G, Lauss M, Gudjonsson S, et al. A systematic study of gene mutations in urothelial carcinoma; inactivating mutations in TSC2 and PIK3R1. PLoS One 2011;6:e18583.</text:p>
        </text:list-item>
        <text:list-item>
          <text:p text:style-name="P4"><text:bookmark-start text:name="_ENREF_11"/>Qian CN, Furge KA, Knol J, et al. Activation of the PI3K/AKT pathway induces urothelial carcinoma of the renal pelvis: identification in human tumors and confirmation in animal models. <text:bookmark-end text:name="_ENREF_11"/><text:span text:style-name="T12">Cancer Res 2009;69:8256-64.</text:span></text:p>
        </text:list-item>
        <text:list-item>
          <text:p text:style-name="P4"><text:bookmark-start text:name="_ENREF_12"/><text:span text:style-name="T12">Serizawa RR, Ralfkiaer U, Steven K, et al. </text:span><text:bookmark-end text:name="_ENREF_12"/>Integrated genetic and epigenetic analysis of bladder cancer reveals an additive diagnostic value of FGFR3 mutations and hypermethylation events. Int J Cancer 2011;129:78-87.</text:p>
        </text:list-item>
      </text:list>
      <text:p text:style-name="P3"><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face style:name="Tahoma" svg:font-family="Tahoma" style:font-family-generic="swiss"/>
    <style:font-face style:name="Times New Roman" svg:font-family="'Times New Roman'" style:font-family-generic="swiss"/>
    <style:font-face style:name="FreeSans" svg:font-family="FreeSans" style:font-family-generic="swiss" style:font-pitch="variable"/>
    <style:font-face style:name="Liberation Sans Narrow" svg:font-family="'Liberation Sans Narrow'"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MS PGothic" svg:font-family="'MS PGothi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color="#00000a" style:font-name="Times New Roman" fo:font-family="'Times New Roman'" style:font-family-generic="swiss"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swiss"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1"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1" style:font-family-complex="FreeSans" style:font-family-generic-complex="system" style:font-pitch-complex="variable"/>
    </style:style>
    <style:style style:name="Heading_20_1" style:display-name="Heading 1" style:family="paragraph" style:parent-style-name="Heading" style:default-outline-level="" style:class="text"/>
    <style:style style:name="Heading_20_2" style:display-name="Heading 2" style:family="paragraph" style:parent-style-name="Heading" style:default-outline-level="" style:class="text">
      <style:text-properties style:font-name="FreeSans" fo:font-family="FreeSans" style:font-family-generic="swiss" style:font-pitch="variable"/>
    </style:style>
    <style:style style:name="Heading_20_3" style:display-name="Heading 3" style:family="paragraph" style:parent-style-name="Heading" style:default-outline-level="" style:class="text"/>
    <style:style style:name="Balloon_20_Text" style:display-name="Balloon Text" style:family="paragraph" style:parent-style-name="Standard" style:default-outline-level="">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339in" style:type="center"/>
          <style:tab-stop style:position="6.4681in"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true" fo:line-height="100%" fo:text-align="end" style:justify-single-word="false"/>
      <style:text-properties style:use-window-font-color="true" style:font-name="Liberation Sans Narrow" fo:font-size="10pt" fo:font-style="normal" style:text-underline-style="none" fo:font-weight="normal" officeooo:rsid="0022c6cb" officeooo:paragraph-rsid="0022c6cb" style:font-size-asian="10pt" style:font-style-asian="normal" style:font-weight-asian="normal" style:font-size-complex="10pt" style:font-style-complex="normal" style:font-weight-complex="normal"/>
    </style:style>
    <style:style style:name="MT1" style:family="text">
      <style:text-properties style:font-weight-complex="bold"/>
    </style:style>
    <style:page-layout style:name="Mpm1">
      <style:page-layout-properties fo:page-width="8.2681in" fo:page-height="11.6929in" style:num-format="1" style:print-orientation="portrait" fo:margin-top="0.7in" fo:margin-bottom="0.9in" fo:margin-left="0.9in" fo:margin-right="0.9in" style:writing-mode="lr-tb" style:layout-grid-color="#c0c0c0" style:layout-grid-lines="54" style:layout-grid-base-height="0.16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Rev UN Med 2013 2(1): 45-53</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01T14:48:00</meta:creation-date>
    <meta:initial-creator>Betina Stifelman Katz</meta:initial-creator>
    <dc:language>en-US</dc:language>
    <dc:creator>Alcides Chaux</dc:creator>
    <dc:date>2017-12-13T13:54:58.543582271</dc:date>
    <meta:editing-cycles>117</meta:editing-cycles>
    <dc:title>The PIK3 pathway has been found to be altered in urothelial carcinoma, and many steps are involved regarding tumor grade</dc:title>
    <meta:editing-duration>PT3H33M8S</meta:editing-duration>
    <meta:generator>LibreOffice/5.4.2.2$Linux_X86_64 LibreOffice_project/40m0$Build-2</meta:generator>
    <meta:document-statistic meta:table-count="0" meta:image-count="0" meta:object-count="0" meta:page-count="4" meta:paragraph-count="48" meta:word-count="1919" meta:character-count="12806" meta:non-whitespace-character-count="10944"/>
    <meta:template xlink:type="simple" xlink:actuate="onRequest" xlink:title="Normal" xlink:href=""/>
  </office:meta>
</office:document-meta>
</file>